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cc99cc" draw:textarea-horizontal-align="justify" draw:textarea-vertical-align="middle" draw:auto-grow-height="false" fo:min-height="0.25cm" fo:min-width="3.2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83caff" draw:textarea-horizontal-align="justify" draw:textarea-vertical-align="middle" draw:auto-grow-height="false" fo:min-height="0.25cm" fo:min-width="1.3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3333" draw:textarea-horizontal-align="justify" draw:textarea-vertical-align="middle" draw:auto-grow-height="false" fo:min-height="0.25cm" fo:min-width="1.35cm" fo:padding-top="0.15cm" fo:padding-bottom="0.15cm" fo:padding-left="0.275cm" fo:padding-right="0.275cm"/>
    </style:style>
    <style:style style:name="gr4" style:family="graphic" style:parent-style-name="standard">
      <style:graphic-properties svg:stroke-width="0.02cm" svg:stroke-color="#000000" draw:marker-start-width="0.26cm" draw:marker-end-width="0.26cm" draw:fill="gradient" draw:fill-gradient-name="Gradient_20_5" draw:textarea-horizontal-align="justify" draw:textarea-vertical-align="middle" draw:auto-grow-height="false" fo:min-height="5.28cm" fo:min-width="0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="gradient" draw:fill-gradient-name="Gradient_20_4" draw:textarea-horizontal-align="justify" draw:textarea-vertical-align="middle" draw:auto-grow-height="false" fo:min-height="5.28cm" fo:min-width="0cm" fo:padding-top="0.135cm" fo:padding-bottom="0.135cm" fo:padding-left="0.26cm" fo:padding-right="0.26cm"/>
    </style:style>
    <style:style style:name="gr6" style:family="graphic" style:parent-style-name="standard">
      <style:graphic-properties svg:stroke-width="0.05cm" svg:stroke-color="#000000" draw:marker-start-width="0.355cm" draw:marker-end-width="0.355cm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draw:auto-grow-height="false" fo:min-height="0.005cm" fo:min-width="0cm" fo:padding-top="0.145cm" fo:padding-bottom="0.145cm" fo:padding-left="0.27cm" fo:padding-right="0.27cm"/>
    </style:style>
    <style:style style:name="gr9" style:family="graphic" style:parent-style-name="standard">
      <style:graphic-properties svg:stroke-color="#000000" draw:fill-color="#000000" draw:textarea-vertical-align="middle" draw:auto-grow-height="false" fo:min-height="0cm" fo:min-width="0cm"/>
    </style:style>
    <style:style style:name="gr10" style:family="graphic" style:parent-style-name="standard">
      <style:graphic-properties svg:stroke-width="0.05cm" svg:stroke-color="#000000" draw:marker-start-width="0.355cm" draw:marker-end-width="0.355cm" draw:fill-color="#ff3333" draw:textarea-horizontal-align="justify" draw:textarea-vertical-align="middle" draw:auto-grow-height="false" fo:min-height="0.25cm" fo:min-width="3.8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5cm" draw:marker-end-width="0.355cm" draw:fill-color="#83caff" draw:textarea-horizontal-align="justify" draw:textarea-vertical-align="middle" draw:auto-grow-height="false" fo:min-height="0.25cm" fo:min-width="3.8cm" fo:padding-top="0.15cm" fo:padding-bottom="0.15cm" fo:padding-left="0.275cm" fo:padding-right="0.275cm"/>
    </style:style>
    <style:style style:name="gr12" style:family="graphic" style:parent-style-name="standard">
      <style:graphic-properties svg:stroke-width="0.02cm" svg:stroke-color="#000000" draw:marker-start-width="0.26cm" draw:marker-end-width="0.26cm" draw:fill="gradient" draw:fill-gradient-name="Radiateur_20_1" draw:textarea-horizontal-align="justify" draw:textarea-vertical-align="middle" draw:auto-grow-height="false" fo:min-height="3.18cm" fo:min-width="0cm" fo:padding-top="0.135cm" fo:padding-bottom="0.135cm" fo:padding-left="0.26cm" fo:padding-right="0.26cm"/>
    </style:style>
    <style:style style:name="gr13" style:family="graphic" style:parent-style-name="standard">
      <style:graphic-properties svg:stroke-width="0.05cm" svg:stroke-color="#000000" draw:marker-start-width="0.355cm" draw:marker-end-width="0.355cm" draw:fill-color="#cc99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marker-start-width="0.355cm" draw:marker-end-width="0.355cm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marker-start-width="0.355cm" draw:marker-end-width="0.355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355cm" draw:marker-end-width="0.355cm" draw:fill-color="#ff3333" draw:textarea-horizontal-align="justify" draw:textarea-vertical-align="middle" draw:auto-grow-height="false" fo:min-height="0.25cm" fo:min-width="3.2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355cm" draw:marker-end-width="0.355cm" draw:fill-color="#83caff" draw:textarea-horizontal-align="justify" draw:textarea-vertical-align="middle" draw:auto-grow-height="false" fo:min-height="0.25cm" fo:min-width="1.35cm" fo:padding-top="0.15cm" fo:padding-bottom="0.15cm" fo:padding-left="0.275cm" fo:padding-right="0.275cm"/>
    </style:style>
    <style:style style:name="gr18" style:family="graphic" style:parent-style-name="standard">
      <style:graphic-properties svg:stroke-width="0.02cm" svg:stroke-color="#000000" draw:marker-start-width="0.26cm" draw:marker-end-width="0.26cm" draw:fill="gradient" draw:fill-gradient-name="Radiateur_20_1" draw:textarea-horizontal-align="justify" draw:textarea-vertical-align="middle" draw:auto-grow-height="false" fo:min-height="5.28cm" fo:min-width="0cm" fo:padding-top="0.135cm" fo:padding-bottom="0.135cm" fo:padding-left="0.26cm" fo:padding-right="0.26cm"/>
    </style:style>
    <style:style style:name="gr19" style:family="graphic" style:parent-style-name="standard">
      <style:graphic-properties svg:stroke-width="0.05cm" svg:stroke-color="#000000" draw:marker-start-width="0.355cm" draw:marker-end-width="0.355cm" draw:fill-color="#83caff" draw:textarea-horizontal-align="justify" draw:textarea-vertical-align="middle" draw:auto-grow-height="false" fo:min-height="0.002cm" fo:min-width="0cm" fo:padding-top="0.15cm" fo:padding-bottom="0.15cm" fo:padding-left="0.275cm" fo:padding-right="0.275cm"/>
    </style:style>
    <style:style style:name="gr20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draw:auto-grow-height="false" fo:min-height="0.06cm" fo:min-width="0cm" fo:padding-top="0.145cm" fo:padding-bottom="0.145cm" fo:padding-left="0.27cm" fo:padding-right="0.27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fo:min-height="0.389cm"/>
    </style:style>
    <style:style style:name="gr23" style:family="graphic" style:parent-style-name="standard">
      <style:graphic-properties draw:stroke="none" svg:stroke-color="#000000" draw:fill="none" draw:fill-color="#ffffff" fo:min-height="0.239cm"/>
    </style:style>
    <style:style style:name="gr24" style:family="graphic" style:parent-style-name="standard">
      <style:graphic-properties svg:stroke-width="0.05cm" svg:stroke-color="#000000" draw:marker-start-width="0.355cm" draw:marker-end-width="0.355cm" draw:fill-color="#ff3333" draw:textarea-horizontal-align="justify" draw:textarea-vertical-align="middle" draw:auto-grow-height="false" fo:min-height="0.25cm" fo:min-width="2.601cm" fo:padding-top="0.15cm" fo:padding-bottom="0.15cm" fo:padding-left="0.275cm" fo:padding-right="0.275cm"/>
    </style:style>
    <style:style style:name="gr25" style:family="graphic" style:parent-style-name="standard">
      <style:graphic-properties svg:stroke-width="0.04cm" svg:stroke-color="#000000" draw:marker-start-width="0.335cm" draw:marker-end-width="0.335cm" draw:fill-color="#83caff" draw:textarea-horizontal-align="justify" draw:textarea-vertical-align="middle" draw:auto-grow-height="false" fo:min-height="0.26cm" fo:min-width="2.609cm" fo:padding-top="0.145cm" fo:padding-bottom="0.145cm" fo:padding-left="0.27cm" fo:padding-right="0.27cm"/>
    </style:style>
    <style:style style:name="gr26" style:family="graphic" style:parent-style-name="objectwithoutfill">
      <style:graphic-properties svg:stroke-width="0.04cm" draw:marker-start-width="0.32cm" draw:marker-end-width="0.32cm" draw:fill="none" draw:textarea-vertical-align="middle" fo:padding-top="0.145cm" fo:padding-bottom="0.145cm" fo:padding-left="0.27cm" fo:padding-right="0.27cm"/>
    </style:style>
    <style:style style:name="gr27" style:family="graphic" style:parent-style-name="standard">
      <style:graphic-properties draw:stroke="solid" svg:stroke-width="0.04cm" svg:stroke-color="#000000" draw:marker-start-width="0.335cm" draw:marker-end-width="0.335cm" draw:fill-color="#ff3333" draw:textarea-horizontal-align="justify" draw:textarea-vertical-align="middle" draw:auto-grow-height="false" fo:min-height="0.258cm" fo:min-width="0cm" fo:padding-top="0.145cm" fo:padding-bottom="0.145cm" fo:padding-left="0.27cm" fo:padding-right="0.27cm"/>
    </style:style>
    <style:style style:name="gr28" style:family="graphic" style:parent-style-name="standard">
      <style:graphic-properties svg:stroke-width="0.02cm" svg:stroke-color="#000000" draw:marker-start-width="0.26cm" draw:marker-end-width="0.26cm" draw:fill="solid" draw:fill-color="#ff3333" draw:textarea-horizontal-align="justify" draw:textarea-vertical-align="middle" draw:auto-grow-height="false" fo:min-height="5.28cm" fo:min-width="0cm" fo:padding-top="0.135cm" fo:padding-bottom="0.135cm" fo:padding-left="0.26cm" fo:padding-right="0.26cm"/>
    </style:style>
    <style:style style:name="gr29" style:family="graphic" style:parent-style-name="objectwithoutfill">
      <style:graphic-properties draw:marker-end="Arrow" draw:marker-end-width="0.12cm" draw:fill="none" draw:textarea-vertical-align="middle"/>
    </style:style>
    <style:style style:name="gr30" style:family="graphic" style:parent-style-name="standard">
      <style:graphic-properties svg:stroke-width="0.02cm" svg:stroke-color="#000000" draw:marker-start-width="0.345cm" draw:marker-end-width="0.345cm" draw:fill="solid" draw:fill-color="#83caff" draw:textarea-horizontal-align="justify" draw:textarea-vertical-align="middle" draw:auto-grow-height="false" fo:min-height="5.28cm" fo:min-width="0cm" fo:padding-top="0.135cm" fo:padding-bottom="0.135cm" fo:padding-left="0.26cm" fo:padding-right="0.26cm"/>
    </style:style>
    <style:style style:name="gr31" style:family="graphic" style:parent-style-name="standard">
      <style:graphic-properties svg:stroke-width="0.02cm" svg:stroke-color="#000000" draw:marker-start-width="0.345cm" draw:marker-end-width="0.345cm" draw:fill="solid" draw:fill-color="#83caff" draw:textarea-horizontal-align="justify" draw:textarea-vertical-align="middle" draw:auto-grow-height="false" fo:min-height="5.25cm" fo:min-width="0cm" fo:padding-top="0.135cm" fo:padding-bottom="0.135cm" fo:padding-left="0.26cm" fo:padding-right="0.26cm"/>
    </style:style>
    <style:style style:name="gr3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fo:min-height="0.488cm"/>
    </style:style>
    <style:style style:name="gr34" style:family="graphic" style:parent-style-name="standard">
      <style:graphic-properties draw:stroke="none" svg:stroke-color="#000000" draw:fill="none" draw:fill-color="#ffffff" fo:min-height="0.5cm"/>
    </style:style>
    <style:style style:name="gr35" style:family="graphic" style:parent-style-name="standard">
      <style:graphic-properties draw:stroke="none" svg:stroke-color="#000000" draw:fill="none" draw:fill-color="#ffffff" fo:min-height="0.55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7.95cm" fo:min-width="13.65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9.66cm" fo:min-width="13.65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5.5cm" fo:min-width="5.5cm"/>
    </style:style>
    <style:style style:name="gr39" style:family="graphic" style:parent-style-name="standard">
      <style:graphic-properties svg:stroke-width="0.02cm" svg:stroke-color="#000000" draw:marker-start-width="0.26cm" draw:marker-end-width="0.26cm" draw:fill="solid" draw:fill-color="#83caff" draw:textarea-horizontal-align="justify" draw:textarea-vertical-align="middle" draw:auto-grow-height="false" fo:min-height="5.28cm" fo:min-width="0cm" fo:padding-top="0.135cm" fo:padding-bottom="0.135cm" fo:padding-left="0.26cm" fo:padding-right="0.26cm"/>
    </style:style>
    <style:style style:name="gr40" style:family="graphic" style:parent-style-name="standard">
      <style:graphic-properties draw:stroke="solid" svg:stroke-width="0.04cm" svg:stroke-color="#000000" draw:marker-start-width="0.335cm" draw:marker-end-width="0.335cm" draw:fill-color="#ff3333" draw:textarea-horizontal-align="justify" draw:textarea-vertical-align="middle" draw:auto-grow-height="false" fo:min-height="0.238cm" fo:min-width="0cm" fo:padding-top="0.145cm" fo:padding-bottom="0.145cm" fo:padding-left="0.27cm" fo:padding-right="0.27cm"/>
    </style:style>
    <style:style style:name="gr41" style:family="graphic" style:parent-style-name="standard">
      <style:graphic-properties draw:stroke="none" svg:stroke-color="#000000" draw:fill="none" draw:fill-color="#ffffff" fo:min-height="2.759cm"/>
    </style:style>
    <style:style style:name="gr42" style:family="graphic" style:parent-style-name="standard">
      <style:graphic-properties draw:stroke="none" svg:stroke-color="#000000" draw:fill="none" draw:fill-color="#ffffff" fo:min-height="1.183cm"/>
    </style:style>
    <style:style style:name="gr43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-color="#cc99cc"/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="gradient" draw:fill-gradient-name="Gradient_20_5"/>
      <style:paragraph-properties fo:text-align="center"/>
    </style:style>
    <style:style style:name="P5" style:family="paragraph">
      <loext:graphic-properties draw:fill="gradient" draw:fill-gradient-name="Gradient_20_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gradient" draw:fill-gradient-name="Radiateur_20_1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P11" style:family="paragraph">
      <loext:graphic-properties draw:fill="solid" draw:fill-color="#ff3333"/>
      <style:paragraph-properties fo:text-align="center"/>
    </style:style>
    <style:style style:name="P12" style:family="paragraph">
      <loext:graphic-properties draw:fill="solid" draw:fill-color="#83caff"/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5cm" svg:height="0.55cm" svg:x="2.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5cm" svg:height="0.55cm" svg:x="4.8cm" svg:y="1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0.55cm" svg:x="2.9cm" svg:y="1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cm" svg:height="5.55cm" svg:x="6.35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cm" svg:height="5.55cm" svg:x="6.05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cm" svg:height="5.55cm" svg:x="5.75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cm" svg:height="5.55cm" svg:x="5.45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cm" svg:height="5.55cm" svg:x="5.15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cm" svg:height="5.55cm" svg:x="4.85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5cm" svg:height="5.55cm" svg:x="3.05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5cm" svg:height="5.55cm" svg:x="3.35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5cm" svg:height="5.55cm" svg:x="3.65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5cm" svg:height="5.55cm" svg:x="3.95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5cm" svg:height="5.55cm" svg:x="4.25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5cm" svg:height="5.55cm" svg:x="4.55cm" svg:y="9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5cm" svg:height="0.3cm" svg:x="3.15cm" svg:y="1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0.3cm" svg:x="6.2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cm" svg:height="0.35cm" svg:x="3.15cm" svg:y="15.5cm">
          <text:p/>
          <draw:enhanced-geometry svg:viewBox="0 0 21600 21600" draw:text-areas="?f0 ?f7 ?f2 21600" draw:type="up-arrow" draw:modifiers="9415.38461538462 6830.769230769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25cm" svg:height="0.35cm" draw:transform="rotate (-3.14159265358979) translate (6.459cm 15.859cm)">
          <text:p/>
          <draw:enhanced-geometry svg:viewBox="0 0 21600 21600" draw:text-areas="?f0 ?f7 ?f2 21600" draw:type="up-arrow" draw:modifiers="9415.38461538462 6830.769230769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25cm" svg:height="0.35cm" draw:transform="rotate (-1.5707963267949) translate (4.95cm 8.75cm)">
          <text:p/>
          <draw:enhanced-geometry svg:viewBox="0 0 21600 21600" draw:text-areas="?f0 ?f7 ?f2 21600" draw:type="up-arrow" draw:modifiers="9415.38461538462 6830.769230769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2cm" svg:height="0.2cm" svg:x="3.7cm" svg:y="8.9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9" draw:text-style-name="P7" draw:layer="layout" svg:width="0.2cm" svg:height="0.2cm" svg:x="3.4cm" svg:y="8.9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9" draw:text-style-name="P7" draw:layer="layout" svg:width="0.2cm" svg:height="0.2cm" draw:transform="rotate (1.5707963267949) translate (6cm 9.102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9" draw:text-style-name="P7" draw:layer="layout" svg:width="0.2cm" svg:height="0.2cm" draw:transform="rotate (1.5707963267949) translate (6.301cm 9.10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0" draw:text-style-name="P3" draw:layer="layout" svg:width="4.4cm" svg:height="0.55cm" svg:x="3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35cm" svg:height="0.55cm" svg:x="3.3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0.15cm" svg:height="3.45cm" svg:x="3.4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3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4.0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4.3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4.6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4.9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5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5.5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5.8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6.1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6.4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6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7.0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cm" svg:height="3.45cm" svg:x="7.3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" draw:layer="layout" svg:width="0.25cm" svg:height="0.3cm" svg:x="3.15cm" svg:y="8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cm" svg:height="0.3cm" svg:x="6.2cm" svg:y="8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5cm" svg:height="0.25cm" svg:x="3.05cm" svg:y="1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25cm" svg:height="0.35cm" draw:transform="rotate (-1.5707963267949) translate (3cm 1.651cm)">
          <text:p/>
          <draw:enhanced-geometry svg:viewBox="0 0 21600 21600" draw:text-areas="?f0 ?f7 ?f2 21600" draw:mirror-horizontal="false" draw:mirror-vertical="false" draw:type="up-arrow" draw:modifiers="9415.38461538462 6830.769230769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25cm" svg:height="0.35cm" draw:transform="rotate (-1.5707963267949) translate (8.35cm 5.552cm)">
          <text:p/>
          <draw:enhanced-geometry svg:viewBox="0 0 21600 21600" draw:text-areas="?f0 ?f7 ?f2 21600" draw:mirror-horizontal="false" draw:mirror-vertical="false" draw:type="up-arrow" draw:modifiers="9415.38461538462 6830.769230769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25cm" svg:height="0.25cm" svg:x="7.65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2cm" svg:height="0.2cm" svg:x="3.175cm" svg:y="1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2cm" svg:height="0.2cm" svg:x="7.575cm" svg:y="5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3" draw:layer="layout" svg:width="3.75cm" svg:height="0.55cm" svg:x="12.4cm" svg:y="8.5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85cm" svg:height="0.55cm" svg:x="14.3cm" svg:y="14.59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9cm" svg:height="0.55cm" svg:x="12.4cm" svg:y="14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8" draw:text-style-name="P8" draw:layer="layout" svg:width="0.15cm" svg:height="5.55cm" svg:x="15.8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5.5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5.2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4.9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4.6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4.3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2.5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2.8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3.1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3.4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3.75cm" svg:y="9.09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0.15cm" svg:height="5.55cm" svg:x="14.05cm" svg:y="9.09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2" draw:layer="layout" svg:width="0.25cm" svg:height="0.302cm" svg:x="12.65cm" svg:y="15.0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25cm" svg:height="0.302cm" svg:x="15.7cm" svg:y="15.09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25cm" svg:height="0.35cm" svg:x="12.65cm" svg:y="15.498cm">
            <text:p/>
            <draw:enhanced-geometry svg:viewBox="0 0 21600 21600" draw:text-areas="?f0 ?f7 ?f2 21600" draw:mirror-vertical="true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6" draw:layer="layout" svg:width="0.25cm" svg:height="0.35cm" draw:transform="rotate (-3.14159265358979) translate (15.959cm 15.85cm)">
            <text:p/>
            <draw:enhanced-geometry svg:viewBox="0 0 21600 21600" draw:text-areas="?f0 ?f7 ?f2 21600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3" draw:layer="layout" svg:width="0.25cm" svg:height="0.298cm" svg:x="12.65cm" svg:y="8.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5cm" svg:height="0.298cm" svg:x="15.7cm" svg:y="8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25cm" svg:height="0.35cm" svg:x="12.651cm" svg:y="7.899cm">
            <text:p/>
            <draw:enhanced-geometry svg:viewBox="0 0 21600 21600" draw:text-areas="?f0 ?f7 ?f2 21600" draw:mirror-vertical="true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6" draw:layer="layout" svg:width="0.25cm" svg:height="0.35cm" draw:transform="rotate (-3.14159265358979) translate (15.96cm 8.258cm)">
            <text:p/>
            <draw:enhanced-geometry svg:viewBox="0 0 21600 21600" draw:text-areas="?f0 ?f7 ?f2 21600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6" draw:text-style-name="P3" draw:layer="layout" svg:width="0.25cm" svg:height="0.25cm" svg:x="7.7cm" svg:y="1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2cm" svg:height="0.2cm" svg:x="7.575cm" svg:y="1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0.15cm" svg:height="0.15cm" svg:x="7.8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0.15cm" svg:height="0.15cm" svg:x="6.25cm" svg:y="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15cm" svg:height="0.15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0.25cm" svg:x="3.05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2cm" svg:height="0.2cm" svg:x="3.2cm" svg:y="5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0.15cm" svg:height="0.15cm" svg:x="2.997cm" svg:y="5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3.616cm" svg:height="0.645cm" svg:x="3.223cm" svg:y="24.505cm">
          <draw:text-box>
            <text:p><text:span text:style-name="T1">Crever les cloisons</text:span></text:p>
          </draw:text-box>
        </draw:frame>
        <draw:frame draw:style-name="gr23" draw:text-style-name="P10" draw:layer="layout" svg:width="4.682cm" svg:height="0.489cm" svg:x="9.068cm" svg:y="6.111cm">
          <draw:text-box>
            <text:p><text:span text:style-name="T2">© Pierre ROUZEAU License CC <text:s/>BY-SA 3.0</text:span></text:p>
          </draw:text-box>
        </draw:frame>
        <draw:g>
          <draw:custom-shape draw:style-name="gr24" draw:text-style-name="P3" draw:layer="layout" svg:width="3.151cm" svg:height="0.55cm" svg:x="8.099cm" svg:y="17.89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3.149cm" svg:height="0.55cm" svg:x="8.1cm" svg:y="23.89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8.549cm" svg:y="18.39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8.849cm" svg:y="18.39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9.149cm" svg:y="18.39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9.449cm" svg:y="18.39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9.749cm" svg:y="18.39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10.049cm" svg:y="18.39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10.349cm" svg:y="18.39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10.649cm" svg:y="18.39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10.949cm" svg:y="18.39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199cm" svg:height="0.25cm" svg:x="7.9cm" svg:y="18.0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5cm" svg:height="0.35cm" draw:transform="rotate (-1.5707963267949) translate (7.8cm 24.049cm)">
            <text:p/>
            <draw:enhanced-geometry svg:viewBox="0 0 21600 21600" draw:text-areas="?f0 ?f7 ?f2 21600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6" draw:layer="layout" svg:width="0.25cm" svg:height="0.35cm" draw:transform="rotate (-1.5707963267949) translate (11.95cm 24.05cm)">
            <text:p/>
            <draw:enhanced-geometry svg:viewBox="0 0 21600 21600" draw:text-areas="?f0 ?f7 ?f2 21600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2" draw:layer="layout" svg:width="0.25cm" svg:height="0.25cm" svg:x="11.249cm" svg:y="24.04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2cm" svg:height="0.2cm" svg:x="7.974cm" svg:y="18.07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2cm" svg:height="0.2cm" svg:x="11.174cm" svg:y="24.073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6" draw:layer="layout" svg:x1="10.875cm" svg:y1="23.898cm" svg:x2="10.875cm" svg:y2="24.448cm">
            <text:p/>
          </draw:line>
          <draw:custom-shape draw:style-name="gr15" draw:text-style-name="P2" draw:layer="layout" svg:width="0.2cm" svg:height="0.2cm" svg:x="10.799cm" svg:y="24.0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5cm" svg:height="0.25cm" svg:x="7.85cm" svg:y="24.04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0.15cm" svg:height="0.15cm" svg:x="7.824cm" svg:y="18.101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6" draw:layer="layout" svg:x1="8.475cm" svg:y1="23.898cm" svg:x2="8.475cm" svg:y2="24.448cm">
            <text:p/>
          </draw:line>
          <draw:custom-shape draw:style-name="gr27" draw:text-style-name="P3" draw:layer="layout" svg:width="0.375cm" svg:height="0.548cm" svg:x="8.1cm" svg:y="23.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2cm" svg:height="0.2cm" svg:x="8cm" svg:y="24.07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0.15cm" svg:height="5.55cm" svg:x="8.249cm" svg:y="18.3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3" draw:layer="layout" svg:width="0.199cm" svg:height="0.25cm" svg:x="11.251cm" svg:y="18.04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0.15cm" svg:height="0.15cm" svg:x="11.35cm" svg:y="18.10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0.2cm" svg:height="0.2cm" svg:x="11.174cm" svg:y="18.07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4" draw:text-style-name="P3" draw:layer="layout" svg:width="3.151cm" svg:height="0.55cm" svg:x="3.299cm" svg:y="17.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3.149cm" svg:height="0.55cm" svg:x="3.3cm" svg:y="23.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3.449cm" svg:y="18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3.749cm" svg:y="18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4.049cm" svg:y="18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4.349cm" svg:y="18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4.649cm" svg:y="18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4.949cm" svg:y="18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5.249cm" svg:y="18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5.549cm" svg:y="18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5.849cm" svg:y="18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15cm" svg:height="5.55cm" svg:x="6.149cm" svg:y="18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5cm" svg:height="0.25cm" svg:x="3.049cm" svg:y="18.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5cm" svg:height="0.35cm" draw:transform="rotate (-1.5707963267949) translate (3cm 18.051cm)">
            <text:p/>
            <draw:enhanced-geometry svg:viewBox="0 0 21600 21600" draw:text-areas="?f0 ?f7 ?f2 21600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6" draw:layer="layout" svg:width="0.25cm" svg:height="0.35cm" draw:transform="rotate (-1.5707963267949) translate (7.15cm 24.052cm)">
            <text:p/>
            <draw:enhanced-geometry svg:viewBox="0 0 21600 21600" draw:text-areas="?f0 ?f7 ?f2 21600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2" draw:layer="layout" svg:width="0.25cm" svg:height="0.25cm" svg:x="6.449cm" svg:y="24.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2cm" svg:height="0.2cm" svg:x="3.174cm" svg:y="18.0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2cm" svg:height="0.2cm" svg:x="6.374cm" svg:y="24.07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6" draw:layer="layout" svg:x1="6.075cm" svg:y1="23.9cm" svg:x2="6.075cm" svg:y2="24.45cm">
            <text:p/>
          </draw:line>
          <draw:custom-shape draw:style-name="gr15" draw:text-style-name="P2" draw:layer="layout" svg:width="0.2cm" svg:height="0.2cm" svg:x="5.999cm" svg:y="24.0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25cm" svg:height="0.25cm" svg:x="3.05cm" svg:y="24.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2cm" svg:height="0.2cm" svg:x="3.2cm" svg:y="24.07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0.15cm" svg:height="0.15cm" svg:x="2.997cm" svg:y="24.103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6" draw:layer="layout" svg:x1="3.675cm" svg:y1="23.9cm" svg:x2="3.675cm" svg:y2="24.45cm">
            <text:p/>
          </draw:line>
          <draw:custom-shape draw:style-name="gr15" draw:text-style-name="P2" draw:layer="layout" svg:width="0.2cm" svg:height="0.2cm" svg:x="3.599cm" svg:y="24.075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6" draw:layer="layout" svg:x1="4.151cm" svg:y1="24.65cm" svg:x2="3.7cm" svg:y2="24.199cm">
            <text:p/>
          </draw:line>
          <draw:line draw:style-name="gr29" draw:text-style-name="P6" draw:layer="layout" svg:x1="5.601cm" svg:y1="24.65cm" svg:x2="6.051cm" svg:y2="24.2cm">
            <text:p/>
          </draw:line>
          <draw:g>
            <draw:custom-shape draw:style-name="gr6" draw:text-style-name="P3" draw:layer="layout" svg:width="0.199cm" svg:height="0.25cm" svg:x="6.452cm" svg:y="18.04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0.15cm" svg:height="0.15cm" svg:x="6.551cm" svg:y="18.10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0.2cm" svg:height="0.2cm" svg:x="6.375cm" svg:y="18.07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22" draw:text-style-name="P9" draw:layer="layout" svg:width="3.616cm" svg:height="0.645cm" svg:x="8.134cm" svg:y="24.5cm">
          <draw:text-box>
            <text:p><text:span text:style-name="T1">Crever la cloison</text:span></text:p>
          </draw:text-box>
        </draw:frame>
        <draw:line draw:style-name="gr29" draw:text-style-name="P6" draw:layer="layout" svg:x1="10.402cm" svg:y1="24.65cm" svg:x2="10.851cm" svg:y2="24.201cm">
          <text:p/>
        </draw:line>
        <draw:custom-shape draw:style-name="gr16" draw:text-style-name="P3" draw:layer="layout" svg:width="3.75cm" svg:height="0.55cm" svg:x="7.5cm" svg:y="14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5cm" svg:height="0.55cm" svg:x="9.4cm" svg:y="8.6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9cm" svg:height="0.55cm" svg:x="7.5cm" svg:y="8.611cm">
          <text:p/>
          <draw:enhanced-geometry svg:viewBox="0 0 21600 21600" draw:type="rectangle" draw:enhanced-path="M 0 0 L 21600 0 21600 21600 0 21600 0 0 Z N"/>
        </draw:custom-shape>
        <draw:g>
          <draw:custom-shape draw:style-name="gr30" draw:text-style-name="P12" draw:layer="layout" svg:width="0.15cm" svg:height="5.55cm" svg:x="10.9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10.6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10.3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10.0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9.7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9.45cm" svg:y="9.11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2" draw:layer="layout" svg:width="0.15cm" svg:height="5.55cm" svg:x="7.6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7.9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8.2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8.5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8.85cm" svg:y="9.1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5cm" svg:height="5.55cm" svg:x="9.15cm" svg:y="9.111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draw:layer="layout" svg:width="0.25cm" svg:height="0.3cm" svg:x="7.75cm" svg:y="15.1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0.3cm" svg:x="10.8cm" svg:y="15.1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cm" svg:height="0.35cm" svg:x="7.75cm" svg:y="15.511cm">
          <text:p/>
          <draw:enhanced-geometry svg:viewBox="0 0 21600 21600" draw:text-areas="?f0 ?f7 ?f2 21600" draw:type="up-arrow" draw:modifiers="9415.38461538462 6830.769230769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25cm" svg:height="0.35cm" draw:transform="rotate (-3.14159265358979) translate (11.059cm 15.87cm)">
          <text:p/>
          <draw:enhanced-geometry svg:viewBox="0 0 21600 21600" draw:text-areas="?f0 ?f7 ?f2 21600" draw:type="up-arrow" draw:modifiers="9415.38461538462 6830.769230769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25cm" svg:height="0.35cm" draw:transform="rotate (-1.5707963267949) translate (9.35cm 8.8cm)">
          <text:p/>
          <draw:enhanced-geometry svg:viewBox="0 0 21600 21600" draw:text-areas="?f0 ?f7 ?f2 21600" draw:type="up-arrow" draw:modifiers="9415.38461538462 6830.769230769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25cm" svg:height="0.3cm" svg:x="7.75cm" svg:y="8.3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0.3cm" svg:x="10.8cm" svg:y="8.3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15cm" svg:height="0.15cm" svg:x="10.85cm" svg:y="8.3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15cm" svg:height="0.15cm" svg:x="7.8cm" svg:y="8.311cm">
          <text:p/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9.25cm" svg:y1="8.75cm" svg:x2="8.95cm" svg:y2="9.05cm">
          <text:p/>
        </draw:line>
        <draw:line draw:style-name="gr32" draw:text-style-name="P6" draw:layer="layout" svg:x1="8.95cm" svg:y1="8.739cm" svg:x2="9.211cm" svg:y2="9.05cm">
          <text:p/>
        </draw:line>
        <draw:g>
          <draw:line draw:style-name="gr32" draw:text-style-name="P6" draw:layer="layout" svg:x1="11.344cm" svg:y1="8.251cm" svg:x2="7.456cm" svg:y2="15.35cm">
            <text:p/>
          </draw:line>
          <draw:line draw:style-name="gr32" draw:text-style-name="P6" draw:layer="layout" svg:x1="7.42cm" svg:y1="8.25cm" svg:x2="11.38cm" svg:y2="15.35cm">
            <text:p/>
          </draw:line>
        </draw:g>
        <draw:frame draw:style-name="gr33" draw:text-style-name="P13" draw:layer="layout" svg:width="13.939cm" svg:height="1.199cm" svg:x="2.661cm" svg:y="15.912cm">
          <draw:text-box>
            <text:p><text:span text:style-name="T3">Radiateurs verticaux a cloison centrale sur un des collecteurs.</text:span></text:p>
            <text:p><text:span text:style-name="T3">Identifier le collecteur à cloison avec un fil électrique ou un fil de fer.</text:span></text:p>
          </draw:text-box>
        </draw:frame>
        <draw:frame draw:style-name="gr34" draw:text-style-name="P13" draw:layer="layout" svg:width="13.988cm" svg:height="0.75cm" svg:x="2.662cm" svg:y="25cm">
          <draw:text-box>
            <text:p><text:span text:style-name="T3">Radiateurs verticaux a cloisons perforables (au tournevis)</text:span></text:p>
          </draw:text-box>
        </draw:frame>
        <draw:frame draw:style-name="gr35" draw:text-style-name="P13" draw:layer="layout" svg:width="4.388cm" svg:height="0.8cm" svg:x="3.212cm" svg:y="6.1cm">
          <draw:text-box>
            <text:p><text:span text:style-name="T3">Radiateur classique</text:span></text:p>
          </draw:text-box>
        </draw:frame>
        <draw:custom-shape draw:style-name="gr36" draw:text-style-name="P6" draw:layer="layout" svg:width="14.15cm" svg:height="8.2cm" svg:x="2.5cm" svg:y="17.5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14.15cm" svg:height="9.91cm" svg:x="2.5cm" svg:y="7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6cm" svg:height="5.75cm" svg:x="2.5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" draw:text-style-name="P3" draw:layer="layout" svg:width="3.151cm" svg:height="0.55cm" svg:x="12.699cm" svg:y="17.8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3.149cm" svg:height="0.55cm" svg:x="12.7cm" svg:y="23.88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15cm" svg:height="5.55cm" svg:x="12.8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15cm" svg:height="5.55cm" svg:x="13.1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15cm" svg:height="5.55cm" svg:x="13.4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15cm" svg:height="5.55cm" svg:x="13.7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15cm" svg:height="5.55cm" svg:x="14.0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15cm" svg:height="5.55cm" svg:x="14.3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15cm" svg:height="5.55cm" svg:x="14.6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15cm" svg:height="5.55cm" svg:x="14.9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0.15cm" svg:height="5.55cm" svg:x="15.2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5cm" svg:height="0.25cm" svg:x="12.449cm" svg:y="18.03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25cm" svg:height="0.35cm" draw:transform="rotate (-1.5707963267949) translate (12.449cm 18.039cm)">
            <text:p/>
            <draw:enhanced-geometry svg:viewBox="0 0 21600 21600" draw:text-areas="?f0 ?f7 ?f2 21600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6" draw:layer="layout" svg:width="0.25cm" svg:height="0.35cm" draw:transform="rotate (-1.5707963267949) translate (16.499cm 24.04cm)">
            <text:p/>
            <draw:enhanced-geometry svg:viewBox="0 0 21600 21600" draw:text-areas="?f0 ?f7 ?f2 21600" draw:type="up-arrow" draw:modifiers="9415.38461538462 6830.7692307692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2" draw:layer="layout" svg:width="0.25cm" svg:height="0.25cm" svg:x="15.849cm" svg:y="24.0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2cm" svg:height="0.2cm" svg:x="12.574cm" svg:y="18.063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6" draw:layer="layout" svg:x1="15.475cm" svg:y1="23.888cm" svg:x2="15.475cm" svg:y2="24.438cm">
            <text:p/>
          </draw:line>
          <draw:custom-shape draw:style-name="gr7" draw:text-style-name="P2" draw:layer="layout" svg:width="0.25cm" svg:height="0.25cm" svg:x="12.45cm" svg:y="24.0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2cm" svg:height="0.2cm" svg:x="12.6cm" svg:y="24.06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0.15cm" svg:height="0.15cm" svg:x="12.397cm" svg:y="24.091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6" draw:layer="layout" svg:x1="13.075cm" svg:y1="23.888cm" svg:x2="13.075cm" svg:y2="24.438cm">
            <text:p/>
          </draw:line>
          <draw:custom-shape draw:style-name="gr40" draw:text-style-name="P3" draw:layer="layout" svg:width="0.375cm" svg:height="0.538cm" svg:x="15.474cm" svg:y="23.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0.15cm" svg:height="5.55cm" svg:x="15.549cm" svg:y="18.38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2cm" svg:height="0.2cm" svg:x="15.774cm" svg:y="24.06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3" draw:layer="layout" svg:width="0.199cm" svg:height="0.25cm" svg:x="15.853cm" svg:y="18.04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0.15cm" svg:height="0.15cm" svg:x="15.952cm" svg:y="18.10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0.2cm" svg:height="0.2cm" svg:x="15.776cm" svg:y="18.073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32" draw:text-style-name="P6" draw:layer="layout" svg:x1="16.244cm" svg:y1="17.651cm" svg:x2="12.356cm" svg:y2="24.75cm">
              <text:p/>
            </draw:line>
            <draw:line draw:style-name="gr32" draw:text-style-name="P6" draw:layer="layout" svg:x1="12.32cm" svg:y1="17.65cm" svg:x2="16.28cm" svg:y2="24.75cm">
              <text:p/>
            </draw:line>
          </draw:g>
        </draw:g>
        <draw:custom-shape draw:style-name="gr8" draw:text-style-name="P6" draw:layer="layout" svg:width="0.25cm" svg:height="0.35cm" draw:transform="rotate (-1.5707963267949) translate (9.6cm 14.8cm)">
          <text:p/>
          <draw:enhanced-geometry svg:viewBox="0 0 21600 21600" draw:text-areas="?f0 ?f7 ?f2 21600" draw:type="up-arrow" draw:modifiers="9415.38461538462 6830.769230769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9" draw:layer="layout" svg:width="7.516cm" svg:height="3.009cm" svg:x="8.934cm" svg:y="2.001cm">
          <draw:text-box>
            <text:p><text:span text:style-name="T1">L’air chaud monte et avec l’arrivée d’eau chaude en haut, l’air se réchauffe mieux car le haut du radiateur est plus chaud. </text:span></text:p>
          </draw:text-box>
        </draw:frame>
        <draw:frame draw:style-name="gr42" draw:text-style-name="P15" draw:layer="layout" svg:width="4.75cm" svg:height="1.433cm" svg:x="2.5cm" svg:y="7.217cm">
          <draw:text-box>
            <text:p text:style-name="P14"><text:span text:style-name="T1">Rendement diminué avec le collecteur du haut moins chaud.</text:span></text:p>
          </draw:text-box>
        </draw:frame>
        <draw:frame draw:style-name="gr43" draw:text-style-name="P13" draw:layer="layout" svg:width="6.788cm" svg:height="1.199cm" svg:x="8.912cm" svg:y="1.3cm">
          <draw:text-box>
            <text:p><text:span text:style-name="T3">Montage des radiateu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4" draw:display-name="Gradient 4" draw:style="linear" draw:start-color="#cc99cc" draw:end-color="#ff3333" draw:start-intensity="100%" draw:end-intensity="100%" draw:angle="0" draw:border="0%"/>
    <draw:gradient draw:name="Gradient_20_5" draw:display-name="Gradient 5" draw:style="linear" draw:start-color="#cc99cc" draw:end-color="#83caff" draw:start-intensity="100%" draw:end-intensity="100%" draw:angle="0" draw:border="0%"/>
    <draw:gradient draw:name="Radiateur_20_1" draw:display-name="Radiateur 1" draw:style="linear" draw:start-color="#ff3333" draw:end-color="#83ca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3" svg:stroke-color="#000000" draw:marker-start="Arrow" draw:marker-start-width="0.2cm" draw:marker-end="Arrow" draw:marker-end-width="0.2cm" draw:fill="none" draw:fill-gradient-name="Gradient_20_2" draw:fill-hatch-name="Hatching_20_1" draw:fill-image-name="Bitmap_20_1" draw:opacity="100%" draw:shadow-opacity="100%" draw:line-distance="0.5cm" draw:measure-align="automatic" draw:measure-vertical-align="center" draw:show-unit="false" draw:parallel="true"/>
      <style:paragraph-properties style:writing-mode="lr-tb">
        <style:tab-stops/>
      </style:paragraph-properties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09:40:49.140000000</meta:creation-date>
    <dc:date>2016-11-16T00:47:34.933000000</dc:date>
    <meta:editing-duration>PT10H10M6S</meta:editing-duration>
    <meta:editing-cycles>76</meta:editing-cycles>
    <meta:generator>LibreOffice/5.2.2.2$Windows_x86 LibreOffice_project/8f96e87c890bf8fa77463cd4b640a2312823f3ad</meta:generator>
    <meta:document-statistic meta:object-count="220"/>
  </office:meta>
</office:document-meta>
</file>